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AndBooleanAddition.overridesOperation( Operation operation , Object leftOperand , Object rightOper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ratorOverloaderTests.testSimple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AndBooleanAddition.operate( Operation operation , Object leftOperand , Object rightOper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